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list-style-name="LFO1" style:family="paragraph">
      <style:text-properties fo:language="en" fo:country="US"/>
    </style:style>
    <style:style style:name="P17" style:parent-style-name="TableContents" style:list-style-name="LFO1" style:family="paragraph"/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list-style-name="LFO2" style:family="paragraph"/>
    <style:style style:name="P23" style:parent-style-name="TableContents" style:list-style-name="LFO2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list-style-name="LFO3" style:family="paragraph"/>
    <style:style style:name="P29" style:parent-style-name="TableContents" style:list-style-name="LFO3" style:family="paragraph"/>
    <style:style style:name="P30" style:parent-style-name="TableContents" style:list-style-name="LFO3" style:family="paragraph"/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list-style-name="LFO4" style:family="paragraph"/>
    <style:style style:name="P36" style:parent-style-name="TableContents" style:list-style-name="LFO4" style:family="paragraph"/>
    <style:style style:name="P37" style:parent-style-name="TableContents" style:list-style-name="LFO4" style:family="paragraph"/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P44" style:parent-style-name="TableContents" style:list-style-name="LFO5" style:family="paragraph"/>
    <style:style style:name="P45" style:parent-style-name="TableContents" style:list-style-name="LFO5" style:family="paragraph"/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list-style-name="LFO6" style:family="paragraph"/>
    <style:style style:name="P53" style:parent-style-name="TableContents" style:list-style-name="LFO6" style:family="paragraph"/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list-style-name="LFO7" style:family="paragraph"/>
    <style:style style:name="P59" style:parent-style-name="TableContents" style:list-style-name="LFO7" style:family="paragraph"/>
    <style:style style:name="P60" style:parent-style-name="TableContents" style:list-style-name="LFO7" style:family="paragraph"/>
    <style:style style:name="P61" style:parent-style-name="TableContents" style:list-style-name="LFO7" style:family="paragraph"/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list-style-name="LFO8" style:family="paragraph"/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 table:number-columns-spanned="3">
            <text:p text:style-name="TableContents">Settimana 1 (studi di fattibilità)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11/06/18</text:p>
          </table:table-cell>
          <table:table-cell table:style-name="TableCell15">
            <text:list text:style-name="LFO1" text:continue-numbering="true">
              <text:list-item>
                <text:p text:style-name="P16">Letto documento<text:s/>Blockchain: The Dawn of Decentralized Identity</text:p>
              </text:list-item>
              <text:list-item>
                <text:p text:style-name="P17">inizio scrittura IW-Studio di<text:s/>Fattibilità</text:p>
              </text:list-item>
            </text:list>
          </table:table-cell>
        </table:table-row>
        <table:table-row table:style-name="TableRow18">
          <table:table-cell table:style-name="TableCell19">
            <text:p text:style-name="TableContents">2</text:p>
          </table:table-cell>
          <table:table-cell table:style-name="TableCell20">
            <text:p text:style-name="TableContents">12/06/18</text:p>
          </table:table-cell>
          <table:table-cell table:style-name="TableCell21">
            <text:list text:style-name="LFO2" text:continue-numbering="true">
              <text:list-item>
                <text:p text:style-name="P22">riunione con Roberto, Sara e Marco per discutere delle tecnologie per l’ITF. Commissionato Studio di approfondimento su Ethereum.</text:p>
              </text:list-item>
              <text:list-item>
                <text:p text:style-name="P23">Inizio scrittura Studio tecnologico su Ethereum.</text:p>
              </text:list-item>
            </text:list>
          </table:table-cell>
        </table:table-row>
        <table:table-row table:style-name="TableRow24">
          <table:table-cell table:style-name="TableCell25">
            <text:p text:style-name="TableContents">3</text:p>
          </table:table-cell>
          <table:table-cell table:style-name="TableCell26">
            <text:p text:style-name="TableContents">14/06/18</text:p>
          </table:table-cell>
          <table:table-cell table:style-name="TableCell27">
            <text:list text:style-name="LFO3" text:continue-numbering="true">
              <text:list-item>
                <text:p text:style-name="P28">Fine stesura studio tecnologico Ethereum</text:p>
              </text:list-item>
              <text:list-item>
                <text:p text:style-name="P29">Consegna dello studio tecnologico a Sara</text:p>
              </text:list-item>
              <text:list-item>
                <text:p text:style-name="P30">Continuazione studio fattibilità IW</text:p>
              </text:list-item>
            </text:list>
          </table:table-cell>
        </table:table-row>
        <table:table-row table:style-name="TableRow31">
          <table:table-cell table:style-name="TableCell32">
            <text:p text:style-name="TableContents">4</text:p>
          </table:table-cell>
          <table:table-cell table:style-name="TableCell33">
            <text:p text:style-name="TableContents">15/06/18</text:p>
          </table:table-cell>
          <table:table-cell table:style-name="TableCell34">
            <text:list text:style-name="LFO4" text:continue-numbering="true">
              <text:list-item>
                <text:p text:style-name="P35">Fine stesura studio fattibilità IW</text:p>
              </text:list-item>
              <text:list-item>
                <text:p text:style-name="P36">Piccolo appunto su REST come SPF in ITF su studio tecnologico</text:p>
              </text:list-item>
              <text:list-item>
                <text:p text:style-name="P37">Inizio studio fattibilità SP</text:p>
              </text:list-item>
            </text:list>
          </table:table-cell>
        </table:table-row>
        <table:table-row table:style-name="TableRow38">
          <table:table-cell table:style-name="TableCell39">
            <text:p text:style-name="TableContents">5</text:p>
          </table:table-cell>
          <table:table-cell table:style-name="TableCell40">
            <text:p text:style-name="TableContents">18/06/18</text:p>
          </table:table-cell>
          <table:table-cell table:style-name="TableCell41">
            <text:list text:style-name="LFO5" text:continue-numbering="true">
              <text:list-item>
                <text:p text:style-name="P42">Fine stesura studio<text:s/>fattibilità SP</text:p>
              </text:list-item>
              <text:list-item>
                <text:p text:style-name="P43">Riunione con Sara, Marco, Roberto: scelta di Ethereum base ITF</text:p>
              </text:list-item>
              <text:list-item>
                <text:p text:style-name="P44">Consegna studio fattibilità SP a Sara</text:p>
              </text:list-item>
              <text:list-item>
                <text:p text:style-name="P45">Inizio analisi requisiti IW</text:p>
              </text:list-item>
            </text:list>
          </table:table-cell>
        </table:table-row>
        <table:table-row table:style-name="TableRow46">
          <table:table-cell table:style-name="TableCell47" table:number-columns-spanned="3">
            <text:p text:style-name="TableContents">Settimana 2 (analisi requisiti)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TableContents">6</text:p>
          </table:table-cell>
          <table:table-cell table:style-name="TableCell50">
            <text:p text:style-name="TableContents">19/06/18</text:p>
          </table:table-cell>
          <table:table-cell table:style-name="TableCell51">
            <text:list text:style-name="LFO6" text:continue-numbering="true">
              <text:list-item>
                <text:p text:style-name="P52">Continuazione IW-analisi requisiti</text:p>
              </text:list-item>
              <text:list-item>
                <text:p text:style-name="P53">Fine stesura IW – analisi<text:s/>requisiti</text:p>
              </text:list-item>
            </text:list>
          </table:table-cell>
        </table:table-row>
        <table:table-row table:style-name="TableRow54">
          <table:table-cell table:style-name="TableCell55">
            <text:p text:style-name="TableContents">7</text:p>
          </table:table-cell>
          <table:table-cell table:style-name="TableCell56">
            <text:p text:style-name="TableContents">20/06/18</text:p>
          </table:table-cell>
          <table:table-cell table:style-name="TableCell57">
            <text:list text:style-name="LFO7" text:continue-numbering="true">
              <text:list-item>
                <text:p text:style-name="P58">Verifica IW – analisi requisiti</text:p>
              </text:list-item>
              <text:list-item>
                <text:p text:style-name="P59">Consegna IW – analisi requisiti a Sara</text:p>
              </text:list-item>
              <text:list-item>
                <text:p text:style-name="P60">Inizio SP – analisi requisiti</text:p>
              </text:list-item>
              <text:list-item>
                <text:p text:style-name="P61">Lavoro architettura di massima ITF con Marco</text:p>
              </text:list-item>
            </text:list>
          </table:table-cell>
        </table:table-row>
        <table:table-row table:style-name="TableRow62">
          <table:table-cell table:style-name="TableCell63">
            <text:p text:style-name="TableContents">8</text:p>
          </table:table-cell>
          <table:table-cell table:style-name="TableCell64">
            <text:p text:style-name="TableContents">21/06/18</text:p>
          </table:table-cell>
          <table:table-cell table:style-name="TableCell65">
            <text:list text:style-name="LFO8" text:continue-numbering="true">
              <text:list-item>
                <text:p text:style-name="P66">Continuazione SP – analisi requisiti</text:p>
              </text:list-item>
            </text:list>
          </table:table-cell>
        </table:table-row>
        <table:table-row table:style-name="TableRow67">
          <table:table-cell table:style-name="TableCell68">
            <text:p text:style-name="TableContents">9</text:p>
          </table:table-cell>
          <table:table-cell table:style-name="TableCell69">
            <text:p text:style-name="TableContents"/>
          </table:table-cell>
          <table:table-cell table:style-name="TableCell70">
            <text:p text:style-name="TableContents"/>
          </table:table-cell>
        </table:table-row>
        <table:table-row table:style-name="TableRow71">
          <table:table-cell table:style-name="TableCell72">
            <text:p text:style-name="TableContents">10</text:p>
          </table:table-cell>
          <table:table-cell table:style-name="TableCell73">
            <text:p text:style-name="TableContents"/>
          </table:table-cell>
          <table:table-cell table:style-name="TableCell74">
            <text:p text:style-name="TableContents"/>
          </table:table-cell>
        </table:table-row>
        <table:table-row table:style-name="TableRow75">
          <table:table-cell table:style-name="TableCell76" table:number-columns-spanned="3">
            <text:p text:style-name="TableContents">Settimana 3<text:s/>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TableContents">11</text:p>
          </table:table-cell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</table:table-row>
        <table:table-row table:style-name="TableRow81">
          <table:table-cell table:style-name="TableCell82">
            <text:p text:style-name="TableContents">12</text:p>
          </table:table-cell>
          <table:table-cell table:style-name="TableCell83">
            <text:p text:style-name="TableContents"/>
          </table:table-cell>
          <table:table-cell table:style-name="TableCell84">
            <text:p text:style-name="TableContents"/>
          </table:table-cell>
        </table:table-row>
        <table:table-row table:style-name="TableRow85">
          <table:table-cell table:style-name="TableCell86">
            <text:p text:style-name="TableContents">13</text:p>
          </table:table-cell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</table:table-row>
        <table:table-row table:style-name="TableRow89">
          <table:table-cell table:style-name="TableCell90">
            <text:p text:style-name="TableContents">14</text:p>
          </table:table-cell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C Administrator</dc:creator>
    <meta:creation-date>2018-06-12T09:42:00Z</meta:creation-date>
    <dc:date>2018-06-21T09:44:00Z</dc:date>
    <meta:template xlink:href="Normal" xlink:type="simple"/>
    <meta:editing-cycles>23</meta:editing-cycles>
    <meta:editing-duration>PT5640S</meta:editing-duration>
    <meta:document-statistic meta:page-count="1" meta:paragraph-count="2" meta:word-count="180" meta:character-count="1204" meta:row-count="8" meta:non-whitespace-character-count="1026"/>
  </office:meta>
</office:document-meta>
</file>